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2.87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96cm" fo:min-width="3.59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cm" fo:min-width="4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28cm" fo:min-width="2.92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cm" fo:min-width="6cm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1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5cm" fo:min-width="5.7cm"/>
      <style:paragraph-properties style:writing-mode="lr-tb"/>
    </style:style>
    <style:style style:name="gr13" style:family="graphic" style:parent-style-name="standard">
      <style:graphic-properties draw:stroke="none" draw:fill="none" fo:min-height="0.5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3.375cm"/>
      <style:paragraph-properties style:writing-mode="lr-tb"/>
    </style:style>
    <style:style style:name="gr1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26cm" fo:min-width="3.75cm"/>
      <style:paragraph-properties style:writing-mode="lr-tb"/>
    </style:style>
    <style:style style:name="gr18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21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25cm" fo:min-width="1.35cm"/>
      <style:paragraph-properties style:writing-mode="lr-tb"/>
    </style:style>
    <style:style style:name="gr24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7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28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626cm" fo:min-width="3.426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38cm" fo:min-width="3.624cm"/>
      <style:paragraph-properties style:writing-mode="lr-tb"/>
    </style:style>
    <style:style style:name="gr31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382cm" fo:min-width="3.318cm"/>
      <style:paragraph-properties style:writing-mode="lr-tb"/>
    </style:style>
    <style:style style:name="gr33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382cm" fo:min-width="3.634cm"/>
      <style:paragraph-properties style:writing-mode="lr-tb"/>
    </style:style>
    <style:style style:name="gr38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86cm" fo:min-width="1.866cm"/>
      <style:paragraph-properties style:writing-mode="lr-tb"/>
    </style:style>
    <style:style style:name="gr41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="none"/>
      <style:paragraph-properties style:writing-mode="lr-tb"/>
      <style:text-properties fo:font-size="10pt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75cm" svg:height="2cm" svg:x="6.9cm" svg:y="4.45cm">
          <text:p text:style-name="P1"><text:span text:style-name="T1">Генератор завершил работу без исключений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6.5cm" svg:height="1.5cm" svg:x="2.9cm" svg:y="6.6cm">
          <text:p text:style-name="P1"><text:span text:style-name="T2">«Ошибка в генерации программы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6.9cm" svg:y1="5.45cm" svg:x2="6.15cm" svg:y2="6.6cm" draw:start-shape="id1" draw:start-glue-point="5" draw:end-shape="id2" draw:end-glue-point="5" svg:d="M6900 5450h-750v1150" svg:viewBox="0 0 751 1151">
          <text:p/>
        </draw:connector>
        <draw:connector draw:style-name="gr4" draw:text-style-name="P4" draw:layer="layout" svg:x1="6.9cm" svg:y1="5.45cm" svg:x2="6.15cm" svg:y2="6.6cm" draw:start-shape="id1" draw:start-glue-point="5" draw:end-shape="id2" draw:end-glue-point="5" svg:d="M6900 5450h-750v1150" svg:viewBox="0 0 751 1151">
          <text:p/>
        </draw:connector>
        <draw:custom-shape draw:style-name="gr1" draw:text-style-name="P2" xml:id="id3" draw:id="id3" draw:layer="layout" svg:width="6.75cm" svg:height="2cm" svg:x="14.65cm" svg:y="4.451cm">
          <text:p text:style-name="P1"><text:span text:style-name="T1">Src и dat сгенерирован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451cm" svg:x2="13.65cm" svg:y2="5.45cm" draw:start-shape="id3" draw:start-glue-point="5" draw:end-shape="id1" draw:end-glue-point="7" svg:d="M14650 5451h-499v-1h-501" svg:viewBox="0 0 1001 2">
          <text:p/>
        </draw:connector>
        <draw:custom-shape draw:style-name="gr5" draw:text-style-name="P2" xml:id="id12" draw:id="id12" draw:layer="layout" svg:width="6.5cm" svg:height="1.25cm" svg:x="14.4cm" svg:y="13.9cm">
          <text:p text:style-name="P1"><text:span text:style-name="T2">Копирование scr и dat в директиву робота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5cm" svg:height="0.75cm" svg:x="15.15cm" svg:y="18.6cm">
          <text:p text:style-name="P1"><text:span text:style-name="T2">Выбор программы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5cm" svg:height="0.645cm" svg:x="6.15cm" svg:y="4.805cm">
          <draw:text-box>
            <text:p><text:span text:style-name="T2">нет</text:span></text:p>
          </draw:text-box>
        </draw:frame>
        <draw:frame draw:style-name="gr7" draw:text-style-name="P5" draw:layer="layout" svg:width="1.25cm" svg:height="0.645cm" svg:x="13.15cm" svg:y="6.85cm">
          <draw:text-box>
            <text:p><text:span text:style-name="T2">нет</text:span></text:p>
          </draw:text-box>
        </draw:frame>
        <draw:frame draw:style-name="gr7" draw:text-style-name="P5" draw:layer="layout" svg:width="1.25cm" svg:height="0.645cm" svg:x="13.65cm" svg:y="4.755cm">
          <draw:text-box>
            <text:p><text:span text:style-name="T2">да</text:span></text:p>
          </draw:text-box>
        </draw:frame>
        <draw:frame draw:style-name="gr7" draw:text-style-name="P5" draw:layer="layout" svg:width="1.25cm" svg:height="0.645cm" svg:x="21.15cm" svg:y="5.805cm">
          <draw:text-box>
            <text:p><text:span text:style-name="T2">да</text:span></text:p>
          </draw:text-box>
        </draw:frame>
        <draw:custom-shape draw:style-name="gr8" draw:text-style-name="P2" xml:id="id4" draw:id="id4" draw:layer="layout" svg:width="3.5cm" svg:height="0.75cm" svg:x="13.15cm" svg:y="0.2cm">
          <text:p text:style-name="P1"><text:span text:style-name="T2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5" draw:id="id5" draw:layer="layout" svg:width="6.5cm" svg:height="0.75cm" svg:x="11.65cm" svg:y="1.4cm">
          <text:p text:style-name="P6"><text:span text:style-name="T2">Данные внесены в интерфейс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0" draw:id="id10" draw:layer="layout" svg:width="4.5cm" svg:height="0.75cm" svg:x="12.65cm" svg:y="2.65cm">
          <text:p text:style-name="P6"><text:span text:style-name="T2">Запуск генератора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4.9cm" svg:y1="0.95cm" svg:x2="14.9cm" svg:y2="1.4cm" draw:start-shape="id4" draw:start-glue-point="2" draw:end-shape="id5" draw:end-glue-point="0" svg:d="M14900 950v450" svg:viewBox="0 0 1 451">
          <text:p/>
        </draw:connector>
        <draw:custom-shape draw:style-name="gr12" draw:text-style-name="P7" xml:id="id7" draw:id="id7" draw:layer="layout" svg:width="6.2cm" svg:height="0.75cm" svg:x="12.2cm" svg:y="8.45cm">
          <text:p text:style-name="P6"><text:span text:style-name="T2">Запрос $PRO_STATE</text:span></text:p>
          <draw:enhanced-geometry svg:viewBox="0 0 21600 21600" draw:type="rectangle" draw:enhanced-path="M 0 0 L 21600 0 21600 21600 0 21600 0 0 Z N"/>
        </draw:custom-shape>
        <draw:frame draw:style-name="gr13" draw:text-style-name="P8" xml:id="id6" draw:id="id6" draw:layer="layout" svg:width="9.309cm" svg:height="0.75cm" svg:x="19.45cm" svg:y="8.45cm">
          <draw:text-box>
            <text:p><text:span text:style-name="T2">{'method':'Var_ShowVar','params':['$PRO_STATE'],'id':1}</text:span></text:p>
          </draw:text-box>
        </draw:frame>
        <draw:connector draw:style-name="gr14" draw:text-style-name="P4" draw:layer="layout" draw:type="line" svg:x1="19.45cm" svg:y1="8.825cm" svg:x2="18.4cm" svg:y2="8.825cm" draw:start-shape="id6" draw:start-glue-point="3" draw:end-shape="id7" draw:end-glue-point="1" svg:d="M19450 8825h-1050" svg:viewBox="0 0 1051 1">
          <text:p/>
        </draw:connector>
        <draw:custom-shape draw:style-name="gr15" draw:text-style-name="P2" xml:id="id8" draw:id="id8" draw:layer="layout" svg:width="7.749cm" svg:height="1cm" svg:x="21.25cm" svg:y="10.25cm">
          <text:p text:style-name="P1"><text:span text:style-name="T1">Result == #P_F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svg:x1="15.3cm" svg:y1="9.2cm" svg:x2="25.125cm" svg:y2="10.25cm" draw:start-shape="id7" draw:start-glue-point="2" draw:end-shape="id8" draw:end-glue-point="4" svg:d="M15300 9200v525h9825v525" svg:viewBox="0 0 9826 1051">
          <text:p/>
        </draw:connector>
        <draw:custom-shape draw:style-name="gr17" draw:text-style-name="P2" xml:id="id9" draw:id="id9" draw:layer="layout" svg:width="8.5cm" svg:height="1.75cm" svg:x="11.4cm" svg:y="9.9cm">
          <text:p text:style-name="P1"><text:span text:style-name="T1">Result == #P_RESET or result == #P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4" draw:layer="layout" svg:x1="21.25cm" svg:y1="10.75cm" svg:x2="19.9cm" svg:y2="10.775cm" draw:start-shape="id8" draw:start-glue-point="5" draw:end-shape="id9" draw:end-glue-point="7" svg:d="M21250 10750h-675v25h-675" svg:viewBox="0 0 1351 26">
          <text:p/>
        </draw:connector>
        <draw:frame draw:style-name="gr7" draw:text-style-name="P5" draw:layer="layout" svg:width="1.25cm" svg:height="0.645cm" svg:x="19.9cm" svg:y="10cm">
          <draw:text-box>
            <text:p><text:span text:style-name="T2">нет</text:span></text:p>
          </draw:text-box>
        </draw:frame>
        <draw:connector draw:style-name="gr19" draw:text-style-name="P4" draw:layer="layout" svg:x1="14.9cm" svg:y1="3.4cm" svg:x2="10.275cm" svg:y2="4.45cm" draw:start-shape="id10" draw:start-glue-point="2" draw:end-shape="id1" draw:end-glue-point="4" svg:d="M14900 3400v525h-4625v525" svg:viewBox="0 0 4626 1051">
          <text:p/>
        </draw:connector>
        <draw:frame draw:style-name="gr7" draw:text-style-name="P5" draw:layer="layout" svg:width="1.25cm" svg:height="0.645cm" svg:x="25.15cm" svg:y="11.65cm">
          <draw:text-box>
            <text:p><text:span text:style-name="T2">да</text:span></text:p>
          </draw:text-box>
        </draw:frame>
        <draw:custom-shape draw:style-name="gr20" draw:text-style-name="P7" xml:id="id11" draw:id="id11" draw:layer="layout" svg:width="6.5cm" svg:height="1cm" svg:x="12.2cm" svg:y="12.25cm">
          <text:p text:style-name="P6"><text:span text:style-name="T2">Отмена выбора программы</text:span></text:p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15.65cm" svg:y1="11.65cm" svg:x2="15.45cm" svg:y2="12.25cm" draw:start-shape="id9" draw:start-glue-point="6" draw:end-shape="id11" draw:end-glue-point="0" svg:d="M15650 11650v301h-200v299" svg:viewBox="0 0 201 601">
          <text:p/>
        </draw:connector>
        <draw:connector draw:style-name="gr22" draw:text-style-name="P4" draw:layer="layout" draw:line-skew="0cm 0.499cm" svg:x1="21.4cm" svg:y1="5.451cm" svg:x2="15.3cm" svg:y2="8.45cm" draw:start-shape="id3" draw:start-glue-point="7" draw:end-shape="id7" draw:end-glue-point="0" svg:d="M21400 5451h502v2499h-6602v500" svg:viewBox="0 0 6603 3000">
          <text:p/>
        </draw:connector>
        <draw:custom-shape draw:style-name="gr23" draw:text-style-name="P2" xml:id="id18" draw:id="id18" draw:layer="layout" svg:width="3.7cm" svg:height="1cm" svg:x="15.8cm" svg:y="15.5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4" draw:layer="layout" svg:x1="15.45cm" svg:y1="13.25cm" svg:x2="17.65cm" svg:y2="13.9cm" draw:start-shape="id11" draw:start-glue-point="2" draw:end-shape="id12" draw:end-glue-point="0" svg:d="M15450 13250v325h2200v325" svg:viewBox="0 0 2201 651">
          <text:p/>
        </draw:connector>
        <draw:connector draw:style-name="gr25" draw:text-style-name="P4" draw:layer="layout" draw:line-skew="0.824cm" svg:x1="25.125cm" svg:y1="11.25cm" svg:x2="17.65cm" svg:y2="13.9cm" draw:start-shape="id8" draw:start-glue-point="6" draw:end-shape="id12" draw:end-glue-point="0" svg:d="M25125 11250v2150h-7475v500" svg:viewBox="0 0 7476 2651">
          <text:p/>
        </draw:connector>
        <draw:custom-shape draw:style-name="gr8" draw:text-style-name="P2" xml:id="id14" draw:id="id14" draw:layer="layout" svg:width="3.5cm" svg:height="0.75cm" svg:x="15.9cm" svg:y="20cm">
          <text:p text:style-name="P1"><text:span text:style-name="T2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4" draw:layer="layout" svg:x1="17.65cm" svg:y1="19.35cm" svg:x2="17.65cm" svg:y2="20cm" draw:start-shape="id13" draw:start-glue-point="2" draw:end-shape="id14" draw:end-glue-point="0" svg:d="M17650 19350v650" svg:viewBox="0 0 1 651">
          <text:p/>
        </draw:connector>
        <draw:connector draw:style-name="gr27" draw:text-style-name="P4" draw:layer="layout" svg:x1="14.9cm" svg:y1="2.15cm" svg:x2="14.9cm" svg:y2="2.65cm" draw:start-shape="id5" draw:start-glue-point="2" draw:end-shape="id10" draw:end-glue-point="0" svg:d="M14900 2150v500" svg:viewBox="0 0 1 501">
          <text:p/>
        </draw:connector>
        <draw:connector draw:style-name="gr28" draw:text-style-name="P4" draw:layer="layout" draw:line-skew="-1.152cm" svg:x1="18.025cm" svg:y1="6.451cm" svg:x2="8.588cm" svg:y2="7.35cm" draw:start-shape="id3" draw:start-glue-point="6" draw:end-shape="id2" draw:end-glue-point="6" svg:d="M18025 6451v999h-9437v-100" svg:viewBox="0 0 9438 1000">
          <text:p/>
        </draw:connector>
        <draw:custom-shape draw:style-name="gr29" draw:text-style-name="P2" xml:id="id15" draw:id="id15" draw:layer="layout" svg:width="7.85cm" svg:height="1.75cm" svg:x="2.15cm" svg:y="9.901cm">
          <text:p text:style-name="P1"><text:span text:style-name="T1">Result == #P_ACTIVE or result == #P_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1.25cm" svg:height="0.645cm" svg:x="15.65cm" svg:y="11.505cm">
          <draw:text-box>
            <text:p><text:span text:style-name="T2">да</text:span></text:p>
          </draw:text-box>
        </draw:frame>
        <draw:custom-shape draw:style-name="gr30" draw:text-style-name="P2" xml:id="id16" draw:id="id16" draw:layer="layout" svg:width="6.55cm" svg:height="1cm" svg:x="2.788cm" svg:y="12.557cm">
          <text:p text:style-name="P1"><text:span text:style-name="T2">«Программа в работе»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1" draw:text-style-name="P4" draw:layer="layout" svg:x1="6.075cm" svg:y1="11.651cm" svg:x2="6.063cm" svg:y2="12.557cm" draw:start-shape="id15" draw:start-glue-point="6" draw:end-shape="id16" draw:end-glue-point="5" svg:d="M6075 11651v454h-12v452" svg:viewBox="0 0 13 907">
          <text:p/>
        </draw:connector>
        <draw:frame draw:style-name="gr7" draw:text-style-name="P5" draw:layer="layout" svg:width="1.25cm" svg:height="0.645cm" svg:x="6.15cm" svg:y="11.65cm">
          <draw:text-box>
            <text:p><text:span text:style-name="T2">да</text:span></text:p>
          </draw:text-box>
        </draw:frame>
        <draw:custom-shape draw:style-name="gr32" draw:text-style-name="P2" xml:id="id17" draw:id="id17" draw:layer="layout" svg:width="6.05cm" svg:height="1cm" draw:transform="skewX (0.00506145483078356) rotate (0.00523598775598299) translate (3.05cm 14.4cm)">
          <text:p text:style-name="P1"><text:span text:style-name="T2">«Повторить отправку?»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3" draw:text-style-name="P4" draw:layer="layout" svg:x1="11.4cm" svg:y1="10.775cm" svg:x2="10cm" svg:y2="10.776cm" draw:start-shape="id9" draw:start-glue-point="5" draw:end-shape="id15" draw:end-glue-point="7" svg:d="M11400 10775h-700v1h-700" svg:viewBox="0 0 1401 2">
          <text:p/>
        </draw:connector>
        <draw:frame draw:style-name="gr7" draw:text-style-name="P5" draw:layer="layout" svg:width="1.25cm" svg:height="0.645cm" svg:x="10.4cm" svg:y="10.15cm">
          <draw:text-box>
            <text:p><text:span text:style-name="T2">нет</text:span></text:p>
          </draw:text-box>
        </draw:frame>
        <draw:connector draw:style-name="gr34" draw:text-style-name="P4" draw:layer="layout" svg:x1="6.063cm" svg:y1="13.557cm" svg:x2="6.075cm" svg:y2="14.384cm" draw:start-shape="id16" draw:start-glue-point="8" draw:end-shape="id17" draw:end-glue-point="5" svg:d="M6063 13557v406h12v421" svg:viewBox="0 0 13 828">
          <text:p/>
        </draw:connector>
        <draw:connector draw:style-name="gr35" draw:text-style-name="P4" draw:layer="layout" draw:line-skew="0cm -9.501cm" svg:x1="6.075cm" svg:y1="15.385cm" svg:x2="12.2cm" svg:y2="8.825cm" draw:start-shape="id17" draw:start-glue-point="8" draw:end-shape="id7" draw:end-glue-point="3" svg:d="M6075 15385v517h-4925v-7077h11050" svg:viewBox="0 0 11051 7078">
          <text:p/>
        </draw:connector>
        <draw:connector draw:style-name="gr36" draw:text-style-name="P4" draw:layer="layout" svg:x1="17.65cm" svg:y1="15.15cm" svg:x2="17.65cm" svg:y2="15.55cm" draw:start-shape="id12" draw:start-glue-point="2" draw:end-shape="id18" draw:end-glue-point="4" svg:d="M17650 15150v400" svg:viewBox="0 0 1 401">
          <text:p/>
        </draw:connector>
        <draw:frame draw:style-name="gr7" draw:text-style-name="P5" draw:layer="layout" svg:width="1.25cm" svg:height="0.645cm" svg:x="17.75cm" svg:y="16.4cm">
          <draw:text-box>
            <text:p><text:span text:style-name="T2">нет</text:span></text:p>
          </draw:text-box>
        </draw:frame>
        <draw:custom-shape draw:style-name="gr37" draw:text-style-name="P2" xml:id="id19" draw:id="id19" draw:layer="layout" svg:width="6.55cm" svg:height="1cm" svg:x="14.35cm" svg:y="17cm">
          <text:p text:style-name="P1"><text:span text:style-name="T2">«Программа готова к работе»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8" draw:text-style-name="P4" draw:layer="layout" svg:x1="17.65cm" svg:y1="16.55cm" svg:x2="17.625cm" svg:y2="17cm" draw:start-shape="id18" draw:start-glue-point="6" draw:end-shape="id19" draw:end-glue-point="5" svg:d="M17650 16550v226h-25v224" svg:viewBox="0 0 26 451">
          <text:p/>
        </draw:connector>
        <draw:connector draw:style-name="gr39" draw:text-style-name="P4" draw:layer="layout" svg:x1="17.625cm" svg:y1="18cm" svg:x2="17.65cm" svg:y2="18.6cm" draw:start-shape="id19" draw:start-glue-point="8" draw:end-shape="id13" draw:end-glue-point="0" svg:d="M17625 18000v301h25v299" svg:viewBox="0 0 26 601">
          <text:p/>
        </draw:connector>
        <draw:custom-shape draw:style-name="gr40" draw:text-style-name="P2" xml:id="id20" draw:id="id20" draw:layer="layout" svg:width="3.75cm" svg:height="0.85cm" svg:x="10.25cm" svg:y="15.65cm">
          <text:p text:style-name="P1"><text:span text:style-name="T2">Error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1" draw:text-style-name="P4" draw:layer="layout" draw:line-skew="0cm 0.851cm" svg:x1="15.8cm" svg:y1="16.05cm" svg:x2="13.535cm" svg:y2="16.075cm" draw:start-shape="id18" draw:start-glue-point="5" draw:end-shape="id20" draw:end-glue-point="6" svg:d="M15800 16050h-899v-50h-1366v75" svg:viewBox="0 0 2266 76">
          <text:p/>
        </draw:connector>
        <draw:connector draw:style-name="gr42" draw:text-style-name="P4" draw:layer="layout" draw:line-skew="1.499cm" svg:x1="11.659cm" svg:y1="16.5cm" svg:x2="17.65cm" svg:y2="20cm" draw:start-shape="id20" draw:start-glue-point="7" draw:end-shape="id14" draw:end-glue-point="0" svg:d="M11659 16500v3250h5991v250" svg:viewBox="0 0 5992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8T16:58:22.260000000</dc:date>
    <meta:editing-duration>PT11H48M37S</meta:editing-duration>
    <meta:editing-cycles>4</meta:editing-cycles>
    <meta:generator>LibreOffice/7.4.4.2$Windows_x86 LibreOffice_project/85569322deea74ec9134968a29af2df5663baa21</meta:generator>
    <meta:document-statistic meta:object-count="54"/>
  </office:meta>
</office:document-meta>
</file>